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99023728488549362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32035877012420182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889895805200076827"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9141086726712403854"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74771193028157197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821453698689504788"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85113854885625629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482140361548361518"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7661775" text:continue-list="list185113854885625629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7312295134177048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66142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64477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7674778"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7651098"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65102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56217931842064621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80584260775747504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476325583467153915"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66113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4825549948224986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31339115221530694"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379389487902065175" text:style-name="L15">
        <text:list-item>
          <text:list>
            <text:list-header>
              <text:p text:style-name="P182">1.5 miles averaging about 9:40/mile and rest 1 min</text:p>
            </text:list-header>
          </text:list>
        </text:list-item>
      </text:list>
      <text:p text:style-name="P24">1 mile in 8:26 and rest 2 min</text:p>
      <text:list xml:id="list829356844705767107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848518543857961129"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671551"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54807355011237188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3948918408911672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3957690423342708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7653088" text:continue-list="list3139489184089116726" text:style-name="L19">
        <text:list-item>
          <text:list>
            <text:list-header>
              <text:p text:style-name="P186">(Pace*HR)=1240</text:p>
            </text:list-header>
          </text:list>
        </text:list-item>
      </text:list>
      <text:list xml:id="list37644313" text:continue-list="list4548073550112371882" text:style-name="L18">
        <text:list-item>
          <text:list>
            <text:list-header>
              <text:p text:style-name="P185">2 miles at 10:46/mile Ave HR= 121 bpm and rest a few minutes</text:p>
            </text:list-header>
          </text:list>
        </text:list-item>
      </text:list>
      <text:list xml:id="list37662413" text:continue-list="list3765308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766151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64973226336132948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58547014354587802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110410469802802839"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56022985058201023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53664578324599188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67300128415061989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7663654"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655426"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21395877794993018"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9134491463593908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5382094582716255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70528676256515086"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53747220846331094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810499731941078949" text:style-name="L32">
        <text:list-item>
          <text:list>
            <text:list-header>
              <text:p text:style-name="P196">0.25 miles in 2:54</text:p>
              <text:p text:style-name="P196">1 mile in 9:21 going faster as I ran and ending at around 8:30 pace</text:p>
            </text:list-header>
          </text:list>
        </text:list-item>
      </text:list>
      <text:list xml:id="list226699251731695049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66071273505445519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30694744031349889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9878536943129281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10"><text:span text:style-name="T3">Splits: 9:21, 8:54, 8:44 and 8:20/mile for the last 0.1 miles</text:span></text:p>
      <text:p text:style-name="P24"><text:s text:c="5"/></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799533401481482916"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3T17:41:28.51</dc:date>
    <dc:creator>James Lombardi</dc:creator>
    <meta:editing-duration>P25DT4H21M14S</meta:editing-duration>
    <meta:editing-cycles>1970</meta:editing-cycles>
    <meta:generator>OpenOffice/4.1.2$Win32 OpenOffice.org_project/412m3$Build-9782</meta:generator>
    <meta:document-statistic meta:table-count="0" meta:image-count="9" meta:object-count="0" meta:page-count="196" meta:paragraph-count="5695" meta:word-count="61663" meta:character-count="316074"/>
  </office:meta>
</office:document-meta>
</file>